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paragraph-rsid="0002de12"/>
    </style:style>
    <style:style style:name="P2" style:family="paragraph" style:parent-style-name="Standard">
      <style:text-properties style:font-name="Liberation Mono" officeooo:paragraph-rsid="0007801e"/>
    </style:style>
    <style:style style:name="P3" style:family="paragraph" style:parent-style-name="Standard">
      <style:text-properties style:font-name="Liberation Mono" officeooo:paragraph-rsid="000adca9"/>
    </style:style>
    <style:style style:name="P4" style:family="paragraph" style:parent-style-name="Standard">
      <style:text-properties style:font-name="Liberation Mono" officeooo:rsid="0002de12" officeooo:paragraph-rsid="0002de12"/>
    </style:style>
    <style:style style:name="P5" style:family="paragraph" style:parent-style-name="Standard">
      <style:text-properties style:font-name="Liberation Mono" officeooo:rsid="0002de12" officeooo:paragraph-rsid="000df722"/>
    </style:style>
    <style:style style:name="P6" style:family="paragraph" style:parent-style-name="Standard">
      <style:text-properties style:font-name="Liberation Mono" officeooo:rsid="0002de12" officeooo:paragraph-rsid="00115015"/>
    </style:style>
    <style:style style:name="P7" style:family="paragraph" style:parent-style-name="Standard">
      <style:text-properties style:font-name="Liberation Mono" officeooo:rsid="0002de12" officeooo:paragraph-rsid="0014fe24"/>
    </style:style>
    <style:style style:name="P8" style:family="paragraph" style:parent-style-name="Standard">
      <style:text-properties style:font-name="Liberation Mono" officeooo:rsid="0002de12" officeooo:paragraph-rsid="001fbf7d"/>
    </style:style>
    <style:style style:name="P9" style:family="paragraph" style:parent-style-name="Standard">
      <style:text-properties style:font-name="Liberation Mono" officeooo:rsid="0002de12" officeooo:paragraph-rsid="0023b7a3"/>
    </style:style>
    <style:style style:name="P10" style:family="paragraph" style:parent-style-name="Standard">
      <style:text-properties style:font-name="Liberation Mono" officeooo:rsid="0002de12" officeooo:paragraph-rsid="0023bf0e"/>
    </style:style>
    <style:style style:name="P11" style:family="paragraph" style:parent-style-name="Standard">
      <style:text-properties style:font-name="Liberation Mono" officeooo:rsid="0002de12" officeooo:paragraph-rsid="0024de9b"/>
    </style:style>
    <style:style style:name="P12" style:family="paragraph" style:parent-style-name="Standard">
      <style:text-properties style:font-name="Liberation Mono" officeooo:rsid="0002de12" officeooo:paragraph-rsid="0029b0af"/>
    </style:style>
    <style:style style:name="P13" style:family="paragraph" style:parent-style-name="Standard">
      <style:text-properties style:font-name="Liberation Mono" officeooo:rsid="0002de12" officeooo:paragraph-rsid="002d4b7d"/>
    </style:style>
    <style:style style:name="P14" style:family="paragraph" style:parent-style-name="Standard">
      <style:text-properties style:font-name="Liberation Mono" officeooo:rsid="0002de12" officeooo:paragraph-rsid="002fbe47"/>
    </style:style>
    <style:style style:name="P15" style:family="paragraph" style:parent-style-name="Standard">
      <style:text-properties style:font-name="Liberation Mono" officeooo:rsid="0002de12" officeooo:paragraph-rsid="0035d5a1"/>
    </style:style>
    <style:style style:name="P16" style:family="paragraph" style:parent-style-name="Standard">
      <style:text-properties style:font-name="Liberation Mono" officeooo:rsid="00064b39" officeooo:paragraph-rsid="0002de12"/>
    </style:style>
    <style:style style:name="P17" style:family="paragraph" style:parent-style-name="Standard">
      <style:text-properties style:font-name="Liberation Mono" officeooo:rsid="00064b39" officeooo:paragraph-rsid="00064b39"/>
    </style:style>
    <style:style style:name="P18" style:family="paragraph" style:parent-style-name="Standard">
      <style:text-properties style:font-name="Liberation Mono" officeooo:rsid="00064b39" officeooo:paragraph-rsid="0035d5a1"/>
    </style:style>
    <style:style style:name="P19" style:family="paragraph" style:parent-style-name="Standard">
      <style:text-properties style:font-name="Liberation Mono" officeooo:rsid="0007801e" officeooo:paragraph-rsid="0007801e"/>
    </style:style>
    <style:style style:name="P20" style:family="paragraph" style:parent-style-name="Standard">
      <style:text-properties style:font-name="Liberation Mono" fo:font-weight="normal" officeooo:rsid="0002de12" officeooo:paragraph-rsid="0018b1f4" style:font-weight-asian="normal" style:font-weight-complex="normal"/>
    </style:style>
    <style:style style:name="P21" style:family="paragraph" style:parent-style-name="Standard">
      <style:text-properties style:font-name="Liberation Mono" fo:font-weight="normal" officeooo:rsid="000fce08" officeooo:paragraph-rsid="000fce08" style:font-weight-asian="normal" style:font-weight-complex="normal"/>
    </style:style>
    <style:style style:name="P22" style:family="paragraph" style:parent-style-name="Standard">
      <style:text-properties style:font-name="Liberation Mono" fo:font-weight="normal" officeooo:rsid="000fd5ca" officeooo:paragraph-rsid="000fd5ca" style:font-weight-asian="normal" style:font-weight-complex="normal"/>
    </style:style>
    <style:style style:name="P23" style:family="paragraph" style:parent-style-name="Standard">
      <style:text-properties style:font-name="Liberation Mono" fo:font-weight="normal" officeooo:rsid="00115015" officeooo:paragraph-rsid="000df722" style:font-weight-asian="normal" style:font-weight-complex="normal"/>
    </style:style>
    <style:style style:name="P24" style:family="paragraph" style:parent-style-name="Standard">
      <style:text-properties style:font-name="Liberation Mono" fo:font-weight="normal" officeooo:rsid="00115015" officeooo:paragraph-rsid="00115015" style:font-weight-asian="normal" style:font-weight-complex="normal"/>
    </style:style>
    <style:style style:name="P25" style:family="paragraph" style:parent-style-name="Standard">
      <style:text-properties style:font-name="Liberation Mono" fo:font-weight="normal" officeooo:rsid="00115015" officeooo:paragraph-rsid="0024de9b" style:font-weight-asian="normal" style:font-weight-complex="normal"/>
    </style:style>
    <style:style style:name="P26" style:family="paragraph" style:parent-style-name="Standard">
      <style:text-properties style:font-name="Liberation Mono" fo:font-weight="normal" officeooo:rsid="0017f247" officeooo:paragraph-rsid="0014fe24" style:font-weight-asian="normal" style:font-weight-complex="normal"/>
    </style:style>
    <style:style style:name="P27" style:family="paragraph" style:parent-style-name="Standard">
      <style:text-properties style:font-name="Liberation Mono" fo:font-weight="normal" officeooo:rsid="001a0e30" officeooo:paragraph-rsid="001ba3d8" style:font-weight-asian="normal" style:font-weight-complex="normal"/>
    </style:style>
    <style:style style:name="P28" style:family="paragraph" style:parent-style-name="Standard">
      <style:text-properties style:font-name="Liberation Mono" fo:font-weight="normal" officeooo:rsid="001fbf7d" officeooo:paragraph-rsid="001fbf7d" style:font-weight-asian="normal" style:font-weight-complex="normal"/>
    </style:style>
    <style:style style:name="P29" style:family="paragraph" style:parent-style-name="Standard">
      <style:text-properties style:font-name="Liberation Mono" fo:font-weight="normal" officeooo:rsid="0021b8a1" officeooo:paragraph-rsid="001fbf7d" style:font-weight-asian="normal" style:font-weight-complex="normal"/>
    </style:style>
    <style:style style:name="P30" style:family="paragraph" style:parent-style-name="Standard">
      <style:text-properties style:font-name="Liberation Mono" fo:font-weight="normal" officeooo:rsid="0021b8a1" officeooo:paragraph-rsid="0021b8a1" style:font-weight-asian="normal" style:font-weight-complex="normal"/>
    </style:style>
    <style:style style:name="P31" style:family="paragraph" style:parent-style-name="Standard">
      <style:text-properties style:font-name="Liberation Mono" fo:font-weight="normal" officeooo:rsid="0022532e" officeooo:paragraph-rsid="0022532e" style:font-weight-asian="normal" style:font-weight-complex="normal"/>
    </style:style>
    <style:style style:name="P32" style:family="paragraph" style:parent-style-name="Standard">
      <style:text-properties style:font-name="Liberation Mono" fo:font-weight="normal" officeooo:rsid="0022532e" officeooo:paragraph-rsid="00281135" style:font-weight-asian="normal" style:font-weight-complex="normal"/>
    </style:style>
    <style:style style:name="P33" style:family="paragraph" style:parent-style-name="Standard">
      <style:text-properties style:font-name="Liberation Mono" fo:font-weight="normal" officeooo:rsid="0023b7a3" officeooo:paragraph-rsid="0023b7a3" style:font-weight-asian="normal" style:font-weight-complex="normal"/>
    </style:style>
    <style:style style:name="P34" style:family="paragraph" style:parent-style-name="Standard">
      <style:text-properties style:font-name="Liberation Mono" fo:font-weight="normal" officeooo:rsid="0023bf0e" officeooo:paragraph-rsid="0023b7a3" style:font-weight-asian="normal" style:font-weight-complex="normal"/>
    </style:style>
    <style:style style:name="P35" style:family="paragraph" style:parent-style-name="Standard">
      <style:text-properties style:font-name="Liberation Mono" fo:font-weight="normal" officeooo:rsid="0023bf0e" officeooo:paragraph-rsid="0024de9b" style:font-weight-asian="normal" style:font-weight-complex="normal"/>
    </style:style>
    <style:style style:name="P36" style:family="paragraph" style:parent-style-name="Standard">
      <style:text-properties style:font-name="Liberation Mono" fo:font-weight="normal" officeooo:rsid="0018b1f4" officeooo:paragraph-rsid="0024de9b" style:font-weight-asian="normal" style:font-weight-complex="normal"/>
    </style:style>
    <style:style style:name="P37" style:family="paragraph" style:parent-style-name="Standard">
      <style:text-properties style:font-name="Liberation Mono" fo:font-weight="normal" officeooo:rsid="0024de9b" officeooo:paragraph-rsid="0024de9b" style:font-weight-asian="normal" style:font-weight-complex="normal"/>
    </style:style>
    <style:style style:name="P38" style:family="paragraph" style:parent-style-name="Standard">
      <style:text-properties style:font-name="Liberation Mono" fo:font-weight="normal" officeooo:rsid="0029b0af" officeooo:paragraph-rsid="0024de9b" style:font-weight-asian="normal" style:font-weight-complex="normal"/>
    </style:style>
    <style:style style:name="P39" style:family="paragraph" style:parent-style-name="Standard">
      <style:text-properties style:font-name="Liberation Mono" fo:font-weight="normal" officeooo:rsid="0029b0af" officeooo:paragraph-rsid="0029b0af" style:font-weight-asian="normal" style:font-weight-complex="normal"/>
    </style:style>
    <style:style style:name="P40" style:family="paragraph" style:parent-style-name="Standard">
      <style:text-properties style:font-name="Liberation Mono" fo:font-weight="normal" officeooo:rsid="0030f64c" officeooo:paragraph-rsid="0030f64c" style:font-weight-asian="normal" style:font-weight-complex="normal"/>
    </style:style>
    <style:style style:name="P41" style:family="paragraph" style:parent-style-name="Standard">
      <style:text-properties style:font-name="Liberation Mono" fo:font-weight="normal" officeooo:rsid="002d4b7d" officeooo:paragraph-rsid="002d4b7d" style:font-weight-asian="normal" style:font-weight-complex="normal"/>
    </style:style>
    <style:style style:name="P42" style:family="paragraph" style:parent-style-name="Standard">
      <style:text-properties style:font-name="Liberation Mono" fo:font-weight="normal" officeooo:rsid="002d4b7d" officeooo:paragraph-rsid="0029b0af" style:font-weight-asian="normal" style:font-weight-complex="normal"/>
    </style:style>
    <style:style style:name="P43" style:family="paragraph" style:parent-style-name="Standard">
      <style:text-properties style:font-name="Liberation Mono" fo:font-weight="normal" officeooo:rsid="002e12d9" officeooo:paragraph-rsid="002d4b7d" style:font-weight-asian="normal" style:font-weight-complex="normal"/>
    </style:style>
    <style:style style:name="P44" style:family="paragraph" style:parent-style-name="Standard">
      <style:text-properties style:font-name="Liberation Mono" fo:font-weight="normal" officeooo:rsid="002fbe47" officeooo:paragraph-rsid="002fbe47" style:font-weight-asian="normal" style:font-weight-complex="normal"/>
    </style:style>
    <style:style style:name="P45" style:family="paragraph" style:parent-style-name="Standard">
      <style:text-properties style:font-name="Liberation Mono" fo:font-weight="normal" officeooo:rsid="0030d818" officeooo:paragraph-rsid="0030d818" style:font-weight-asian="normal" style:font-weight-complex="normal"/>
    </style:style>
    <style:style style:name="P46" style:family="paragraph" style:parent-style-name="Standard">
      <style:text-properties style:font-name="Liberation Mono" fo:font-weight="bold" officeooo:rsid="0002de12" officeooo:paragraph-rsid="0018b1f4" style:font-weight-asian="bold" style:font-weight-complex="bold"/>
    </style:style>
    <style:style style:name="P47" style:family="paragraph" style:parent-style-name="Standard">
      <style:text-properties style:font-name="Liberation Mono" fo:font-weight="bold" officeooo:rsid="0002de12" officeooo:paragraph-rsid="001ba3d8" style:font-weight-asian="bold" style:font-weight-complex="bold"/>
    </style:style>
    <style:style style:name="P48" style:family="paragraph" style:parent-style-name="Standard">
      <style:text-properties style:font-name="Liberation Mono" fo:font-weight="bold" officeooo:rsid="000df722" officeooo:paragraph-rsid="000df722" style:font-weight-asian="bold" style:font-weight-complex="bold"/>
    </style:style>
    <style:style style:name="P49" style:family="paragraph" style:parent-style-name="Standard">
      <style:text-properties style:font-name="Liberation Mono" officeooo:paragraph-rsid="0035d5a1"/>
    </style:style>
    <style:style style:name="P50" style:family="paragraph" style:parent-style-name="Standard">
      <style:text-properties style:font-name="Liberation Mono" officeooo:paragraph-rsid="00399364"/>
    </style:style>
    <style:style style:name="P51" style:family="paragraph" style:parent-style-name="Standard">
      <style:text-properties fo:color="#008000" style:font-name="Liberation Mono" officeooo:paragraph-rsid="000adca9"/>
    </style:style>
    <style:style style:name="P52" style:family="paragraph" style:parent-style-name="Standard">
      <style:text-properties fo:color="#008000" style:font-name="Liberation Mono" officeooo:rsid="0002de12" officeooo:paragraph-rsid="000adca9"/>
    </style:style>
    <style:style style:name="P53" style:family="paragraph" style:parent-style-name="Standard">
      <style:text-properties fo:color="#008000" style:font-name="Liberation Mono" officeooo:rsid="0002de12" officeooo:paragraph-rsid="0035d5a1"/>
    </style:style>
    <style:style style:name="P54" style:family="paragraph" style:parent-style-name="Standard">
      <style:text-properties fo:color="#008000" style:font-name="Liberation Mono" officeooo:paragraph-rsid="0035d5a1"/>
    </style:style>
    <style:style style:name="P55" style:family="paragraph" style:parent-style-name="Standard">
      <style:paragraph-properties fo:break-before="page"/>
      <style:text-properties style:font-name="Liberation Mono" officeooo:rsid="0002de12" officeooo:paragraph-rsid="0024de9b"/>
    </style:style>
    <style:style style:name="P56" style:family="paragraph" style:parent-style-name="Standard">
      <style:text-properties style:font-name="Liberation Mono" officeooo:rsid="00064b39" officeooo:paragraph-rsid="0007801e"/>
    </style:style>
    <style:style style:name="P57" style:family="paragraph" style:parent-style-name="Standard">
      <style:text-properties style:font-name="Liberation Mono" officeooo:rsid="0002de12" officeooo:paragraph-rsid="0035d5a1"/>
    </style:style>
    <style:style style:name="P58" style:family="paragraph" style:parent-style-name="Standard">
      <style:text-properties style:font-name="Liberation Mono" officeooo:rsid="0002de12" officeooo:paragraph-rsid="003f89dd"/>
    </style:style>
    <style:style style:name="P59" style:family="paragraph" style:parent-style-name="Standard">
      <style:text-properties style:font-name="Liberation Mono" fo:font-weight="normal" officeooo:rsid="0032d9e7" officeooo:paragraph-rsid="0030d818" style:font-weight-asian="normal" style:font-weight-complex="normal"/>
    </style:style>
    <style:style style:name="P60" style:family="paragraph" style:parent-style-name="Standard">
      <style:text-properties style:font-name="Liberation Mono" fo:font-weight="normal" officeooo:rsid="00316153" officeooo:paragraph-rsid="0030d818" style:font-weight-asian="normal" style:font-weight-complex="normal"/>
    </style:style>
    <style:style style:name="P61" style:family="paragraph" style:parent-style-name="Standard">
      <style:text-properties style:font-name="Liberation Mono" fo:font-weight="normal" officeooo:rsid="00316153" officeooo:paragraph-rsid="00316153" style:font-weight-asian="normal" style:font-weight-complex="normal"/>
    </style:style>
    <style:style style:name="P62" style:family="paragraph" style:parent-style-name="Standard">
      <style:text-properties style:font-name="Liberation Mono" fo:font-weight="normal" officeooo:rsid="0030d818" officeooo:paragraph-rsid="00316153" style:font-weight-asian="normal" style:font-weight-complex="normal"/>
    </style:style>
    <style:style style:name="P63" style:family="paragraph" style:parent-style-name="Standard">
      <style:text-properties style:font-name="Liberation Mono" fo:font-weight="normal" officeooo:rsid="0030d818" officeooo:paragraph-rsid="003ca699" style:font-weight-asian="normal" style:font-weight-complex="normal"/>
    </style:style>
    <style:style style:name="P64" style:family="paragraph" style:parent-style-name="Standard">
      <style:text-properties style:font-name="Liberation Mono" fo:font-weight="normal" officeooo:rsid="0030d818" officeooo:paragraph-rsid="003f89dd" style:font-weight-asian="normal" style:font-weight-complex="normal"/>
    </style:style>
    <style:style style:name="P65" style:family="paragraph" style:parent-style-name="Standard">
      <style:text-properties style:font-name="Liberation Mono" fo:font-weight="normal" officeooo:rsid="0030d818" officeooo:paragraph-rsid="003fe835" style:font-weight-asian="normal" style:font-weight-complex="normal"/>
    </style:style>
    <style:style style:name="P66" style:family="paragraph" style:parent-style-name="Standard">
      <style:text-properties style:font-name="Liberation Mono" fo:font-size="10pt" fo:font-weight="normal" officeooo:rsid="0030d818" officeooo:paragraph-rsid="003ca699" style:font-size-asian="10pt" style:font-weight-asian="normal" style:font-size-complex="10pt" style:font-weight-complex="normal"/>
    </style:style>
    <style:style style:name="P67" style:family="paragraph" style:parent-style-name="Standard">
      <style:text-properties style:font-name="Liberation Mono" fo:font-size="10pt" fo:font-weight="normal" officeooo:rsid="0030d818" officeooo:paragraph-rsid="003dc4d6" style:font-size-asian="10pt" style:font-weight-asian="normal" style:font-size-complex="10pt" style:font-weight-complex="normal"/>
    </style:style>
    <style:style style:name="P68" style:family="paragraph" style:parent-style-name="Standard">
      <style:text-properties style:font-name="Liberation Mono" fo:font-size="10pt" fo:font-weight="normal" officeooo:rsid="0030d818" officeooo:paragraph-rsid="003f89dd" style:font-size-asian="10pt" style:font-weight-asian="normal" style:font-size-complex="10pt" style:font-weight-complex="normal"/>
    </style:style>
    <style:style style:name="P69" style:family="paragraph" style:parent-style-name="Standard">
      <style:text-properties style:font-name="Liberation Mono" fo:font-size="10pt" fo:font-weight="normal" officeooo:rsid="0030d818" officeooo:paragraph-rsid="003fe835" style:font-size-asian="10pt" style:font-weight-asian="normal" style:font-size-complex="10pt" style:font-weight-complex="normal"/>
    </style:style>
    <style:style style:name="P70" style:family="paragraph" style:parent-style-name="Standard">
      <style:text-properties style:font-name="Liberation Mono" fo:font-size="10pt" fo:font-weight="normal" officeooo:rsid="0030d818" officeooo:paragraph-rsid="003ff4da" style:font-size-asian="10pt" style:font-weight-asian="normal" style:font-size-complex="10pt" style:font-weight-complex="normal"/>
    </style:style>
    <style:style style:name="P71" style:family="paragraph" style:parent-style-name="Standard">
      <style:text-properties style:font-name="Liberation Mono" fo:font-size="10pt" fo:font-weight="normal" officeooo:rsid="0030d818" officeooo:paragraph-rsid="0041651c" style:font-size-asian="10pt" style:font-weight-asian="normal" style:font-size-complex="10pt" style:font-weight-complex="normal"/>
    </style:style>
    <style:style style:name="P72" style:family="paragraph" style:parent-style-name="Standard">
      <style:text-properties style:font-name="Liberation Mono" fo:font-size="10pt" fo:font-weight="normal" officeooo:rsid="0030d818" officeooo:paragraph-rsid="00316153" style:font-size-asian="10pt" style:font-weight-asian="normal" style:font-size-complex="10pt" style:font-weight-complex="normal"/>
    </style:style>
    <style:style style:name="P73" style:family="paragraph" style:parent-style-name="Standard">
      <style:text-properties style:font-name="Liberation Mono" fo:font-size="10pt" officeooo:paragraph-rsid="003ca699" style:font-size-asian="10pt" style:font-size-complex="10pt"/>
    </style:style>
    <style:style style:name="P74" style:family="paragraph" style:parent-style-name="Standard">
      <style:text-properties style:font-name="Liberation Mono" fo:font-size="10pt" officeooo:rsid="0002de12" officeooo:paragraph-rsid="003ca699" style:font-size-asian="10pt" style:font-size-complex="10pt"/>
    </style:style>
    <style:style style:name="P75" style:family="paragraph" style:parent-style-name="Standard">
      <style:text-properties style:font-name="Liberation Mono" fo:font-size="10pt" officeooo:rsid="0002de12" officeooo:paragraph-rsid="0041651c" style:font-size-asian="10pt" style:font-size-complex="10pt"/>
    </style:style>
    <style:style style:name="P76" style:family="paragraph" style:parent-style-name="Standard">
      <style:text-properties style:font-name="Liberation Mono" fo:font-size="10pt" officeooo:paragraph-rsid="0041651c" style:font-size-asian="10pt" style:font-size-complex="10pt"/>
    </style:style>
    <style:style style:name="P77" style:family="paragraph" style:parent-style-name="Standard">
      <style:text-properties style:font-name="Liberation Mono" officeooo:paragraph-rsid="003f89dd"/>
    </style:style>
    <style:style style:name="T1" style:family="text">
      <style:text-properties officeooo:rsid="0002de12"/>
    </style:style>
    <style:style style:name="T2" style:family="text">
      <style:text-properties officeooo:rsid="0003e944"/>
    </style:style>
    <style:style style:name="T3" style:family="text">
      <style:text-properties fo:color="#0000ff" fo:font-weight="bold" officeooo:rsid="0002de12" style:font-weight-asian="bold" style:font-weight-complex="bold"/>
    </style:style>
    <style:style style:name="T4" style:family="text">
      <style:text-properties fo:color="#0000ff" fo:font-weight="bold" officeooo:rsid="003ca699" style:font-weight-asian="bold" style:font-weight-complex="bold"/>
    </style:style>
    <style:style style:name="T5" style:family="text">
      <style:text-properties fo:color="#0000ff" fo:font-weight="bold" officeooo:rsid="003fe835" style:font-weight-asian="bold" style:font-weight-complex="bold"/>
    </style:style>
    <style:style style:name="T6" style:family="text">
      <style:text-properties fo:color="#7e0021" officeooo:rsid="0002de12"/>
    </style:style>
    <style:style style:name="T7" style:family="text">
      <style:text-properties officeooo:rsid="00064b39"/>
    </style:style>
    <style:style style:name="T8" style:family="text">
      <style:text-properties officeooo:rsid="0007801e"/>
    </style:style>
    <style:style style:name="T9" style:family="text">
      <style:text-properties fo:color="#008000" officeooo:rsid="0002de12"/>
    </style:style>
    <style:style style:name="T10" style:family="text">
      <style:text-properties fo:color="#008000" officeooo:rsid="0007801e"/>
    </style:style>
    <style:style style:name="T11" style:family="text">
      <style:text-properties fo:color="#008000" officeooo:rsid="000adca9"/>
    </style:style>
    <style:style style:name="T12" style:family="text">
      <style:text-properties fo:color="#008000" officeooo:rsid="000c110a"/>
    </style:style>
    <style:style style:name="T13" style:family="text">
      <style:text-properties fo:color="#008000" officeooo:rsid="003ca699"/>
    </style:style>
    <style:style style:name="T14" style:family="text">
      <style:text-properties officeooo:rsid="0008a7fa"/>
    </style:style>
    <style:style style:name="T15" style:family="text">
      <style:text-properties fo:font-weight="bold" officeooo:rsid="00115015" style:font-weight-asian="bold" style:font-weight-complex="bold"/>
    </style:style>
    <style:style style:name="T16" style:family="text">
      <style:text-properties fo:font-weight="bold" officeooo:rsid="0014fe24" style:font-weight-asian="bold" style:font-weight-complex="bold"/>
    </style:style>
    <style:style style:name="T17" style:family="text">
      <style:text-properties fo:font-weight="bold" officeooo:rsid="0018b1f4" style:font-weight-asian="bold" style:font-weight-complex="bold"/>
    </style:style>
    <style:style style:name="T18" style:family="text">
      <style:text-properties fo:font-weight="bold" officeooo:rsid="001d1982" style:font-weight-asian="bold" style:font-weight-complex="bold"/>
    </style:style>
    <style:style style:name="T19" style:family="text">
      <style:text-properties fo:font-weight="bold" officeooo:rsid="0026ba56" style:font-weight-asian="bold" style:font-weight-complex="bold"/>
    </style:style>
    <style:style style:name="T20" style:family="text">
      <style:text-properties fo:font-weight="bold" officeooo:rsid="0023bf0e" style:font-weight-asian="bold" style:font-weight-complex="bold"/>
    </style:style>
    <style:style style:name="T21" style:family="text">
      <style:text-properties fo:font-weight="bold" officeooo:rsid="003ca699" style:font-weight-asian="bold" style:font-weight-complex="bold"/>
    </style:style>
    <style:style style:name="T22" style:family="text">
      <style:text-properties officeooo:rsid="00115015"/>
    </style:style>
    <style:style style:name="T23" style:family="text">
      <style:text-properties fo:font-weight="normal" officeooo:rsid="00115015" style:font-weight-asian="normal" style:font-weight-complex="normal"/>
    </style:style>
    <style:style style:name="T24" style:family="text">
      <style:text-properties fo:font-weight="normal" officeooo:rsid="0014fe24" style:font-weight-asian="normal" style:font-weight-complex="normal"/>
    </style:style>
    <style:style style:name="T25" style:family="text">
      <style:text-properties fo:font-weight="normal" officeooo:rsid="00154f00" style:font-weight-asian="normal" style:font-weight-complex="normal"/>
    </style:style>
    <style:style style:name="T26" style:family="text">
      <style:text-properties fo:font-weight="normal" officeooo:rsid="0017f247" style:font-weight-asian="normal" style:font-weight-complex="normal"/>
    </style:style>
    <style:style style:name="T27" style:family="text">
      <style:text-properties fo:font-weight="normal" officeooo:rsid="0018b1f4" style:font-weight-asian="normal" style:font-weight-complex="normal"/>
    </style:style>
    <style:style style:name="T28" style:family="text">
      <style:text-properties fo:font-weight="normal" officeooo:rsid="001a0e30" style:font-weight-asian="normal" style:font-weight-complex="normal"/>
    </style:style>
    <style:style style:name="T29" style:family="text">
      <style:text-properties fo:font-weight="normal" officeooo:rsid="001ba3d8" style:font-weight-asian="normal" style:font-weight-complex="normal"/>
    </style:style>
    <style:style style:name="T30" style:family="text">
      <style:text-properties fo:font-weight="normal" officeooo:rsid="001e9ba4" style:font-weight-asian="normal" style:font-weight-complex="normal"/>
    </style:style>
    <style:style style:name="T31" style:family="text">
      <style:text-properties fo:font-weight="normal" officeooo:rsid="001eb607" style:font-weight-asian="normal" style:font-weight-complex="normal"/>
    </style:style>
    <style:style style:name="T32" style:family="text">
      <style:text-properties fo:font-weight="normal" officeooo:rsid="001fbf7d" style:font-weight-asian="normal" style:font-weight-complex="normal"/>
    </style:style>
    <style:style style:name="T33" style:family="text">
      <style:text-properties fo:font-weight="normal" officeooo:rsid="0021b8a1" style:font-weight-asian="normal" style:font-weight-complex="normal"/>
    </style:style>
    <style:style style:name="T34" style:family="text">
      <style:text-properties fo:font-weight="normal" officeooo:rsid="0023b7a3" style:font-weight-asian="normal" style:font-weight-complex="normal"/>
    </style:style>
    <style:style style:name="T35" style:family="text">
      <style:text-properties fo:font-weight="normal" officeooo:rsid="0023bf0e" style:font-weight-asian="normal" style:font-weight-complex="normal"/>
    </style:style>
    <style:style style:name="T36" style:family="text">
      <style:text-properties fo:font-weight="normal" officeooo:rsid="0024de9b" style:font-weight-asian="normal" style:font-weight-complex="normal"/>
    </style:style>
    <style:style style:name="T37" style:family="text">
      <style:text-properties fo:font-weight="normal" officeooo:rsid="0029b0af" style:font-weight-asian="normal" style:font-weight-complex="normal"/>
    </style:style>
    <style:style style:name="T38" style:family="text">
      <style:text-properties fo:font-weight="normal" officeooo:rsid="002d4b7d" style:font-weight-asian="normal" style:font-weight-complex="normal"/>
    </style:style>
    <style:style style:name="T39" style:family="text">
      <style:text-properties fo:font-weight="normal" officeooo:rsid="002e12d9" style:font-weight-asian="normal" style:font-weight-complex="normal"/>
    </style:style>
    <style:style style:name="T40" style:family="text">
      <style:text-properties fo:font-weight="normal" officeooo:rsid="002fbe47" style:font-weight-asian="normal" style:font-weight-complex="normal"/>
    </style:style>
    <style:style style:name="T41" style:family="text">
      <style:text-properties officeooo:rsid="0018b1f4"/>
    </style:style>
    <style:style style:name="T42" style:family="text">
      <style:text-properties officeooo:rsid="001d1982"/>
    </style:style>
    <style:style style:name="T43" style:family="text">
      <style:text-properties officeooo:rsid="00316153"/>
    </style:style>
    <style:style style:name="T44" style:family="text">
      <style:text-properties officeooo:rsid="0032d9e7"/>
    </style:style>
    <style:style style:name="T45" style:family="text">
      <style:text-properties officeooo:rsid="00359d46"/>
    </style:style>
    <style:style style:name="T46" style:family="text">
      <style:text-properties officeooo:rsid="0035d5a1"/>
    </style:style>
    <style:style style:name="T47" style:family="text">
      <style:text-properties officeooo:rsid="003aac5e"/>
    </style:style>
    <style:style style:name="T48" style:family="text">
      <style:text-properties officeooo:rsid="003ca699"/>
    </style:style>
    <style:style style:name="T49" style:family="text">
      <style:text-properties officeooo:rsid="003dc4d6"/>
    </style:style>
    <style:style style:name="T50" style:family="text">
      <style:text-properties officeooo:rsid="003f89dd"/>
    </style:style>
    <style:style style:name="T51" style:family="text">
      <style:text-properties officeooo:rsid="003fe835"/>
    </style:style>
    <style:style style:name="T52" style:family="text">
      <style:text-properties officeooo:rsid="003ff4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module</text:span><text:span text:style-name="T1"> Example</text:span></text:p>
      <text:p text:style-name="P4"/>
      <text:p text:style-name="P1"><text:span text:style-name="T3">export</text:span><text:span text:style-name="T1"> factorial</text:span></text:p>
      <text:p text:style-name="P4"/>
      <text:p text:style-name="P1"><text:span text:style-name="T1">factorial n</text:span><text:span text:style-name="T1"> </text:span><text:span text:style-name="T6">:=<text:tab/><text:tab/><text:tab/><text:tab/></text:span><text:span text:style-name="T9">; </text:span><text:span text:style-name="T10">necesita agruparse </text:span></text:p>
      <text:p text:style-name="P1"><text:span text:style-name="T1"><text:tab/></text:span><text:span text:style-name="T3">let</text:span><text:span text:style-name="T1"> fac (n n acc 1)</text:span></text:p>
      <text:p text:style-name="P1"><text:span text:style-name="T1"><text:tab/><text:tab/></text:span><text:span text:style-name="T3">if</text:span><text:span text:style-name="T1"> </text:span><text:span text:style-name="T2">(</text:span><text:span text:style-name="T1">n </text:span><text:span text:style-name="T6">==</text:span><text:span text:style-name="T1"> 0</text:span><text:span text:style-name="T2">)</text:span></text:p>
      <text:p text:style-name="P4"><text:tab/><text:tab/><text:tab/>acc</text:p>
      <text:p text:style-name="P50"><text:span text:style-name="T1"><text:tab/><text:tab/></text:span><text:span text:style-name="T3">else</text:span></text:p>
      <text:p text:style-name="P1"><text:span text:style-name="T1"><text:tab/><text:tab/><text:tab/>fac (n </text:span><text:span text:style-name="T6">–</text:span><text:span text:style-name="T1"> 1) (acc </text:span><text:span text:style-name="T6">*</text:span><text:span text:style-name="T1"> n)</text:span></text:p>
      <text:p text:style-name="P4"/>
      <text:p text:style-name="P3"><text:span text:style-name="T9">; </text:span><text:span text:style-name="T11">como se distingue fun de (fun)? Funciones sin aplicar!!</text:span></text:p>
      <text:p text:style-name="P3"><text:span text:style-name="T11">; </text:span><text:span text:style-name="T12">como se agrupan las vars de un let</text:span></text:p>
      <text:p text:style-name="P52"/>
      <text:p text:style-name="P51"><text:span text:style-name="T1">; </text:span><text:span text:style-name="T7">esto se transforma en</text:span></text:p>
      <text:p text:style-name="P16"/>
      <text:p text:style-name="P17">(module Example)</text:p>
      <text:p text:style-name="P17"/>
      <text:p text:style-name="P17">(export factorial)</text:p>
      <text:p text:style-name="P17"/>
      <text:p text:style-name="P2"><text:span text:style-name="T7">(define (factorial </text:span><text:span text:style-name="T8">n)</text:span></text:p>
      <text:p text:style-name="P19"><text:tab/>(let fac (n n acc 1)</text:p>
      <text:p text:style-name="P19"><text:tab/><text:tab/>(if (== n0)</text:p>
      <text:p text:style-name="P19"><text:tab/><text:tab/><text:tab/>acc</text:p>
      <text:p text:style-name="P2"><text:span text:style-name="T8"><text:tab/><text:tab/></text:span><text:span text:style-name="T14">else:<text:tab/>; necesita una forma de manejar esta parte</text:span></text:p>
      <text:p text:style-name="P2"><text:span text:style-name="T8"><text:tab/><text:tab/><text:tab/>(fac (- n 1) (* n acc)) ) ) </text:span><text:span text:style-name="T7">)</text:span></text:p>
      <text:p text:style-name="P56"/>
      <text:p text:style-name="P2"><text:span text:style-name="T7">; </text:span><text:span text:style-name="T46">alternativa con el if tradicional</text:span></text:p>
      <text:p text:style-name="P56"/>
      <text:p text:style-name="P49"><text:span text:style-name="T3">module</text:span><text:span text:style-name="T1"> Example</text:span></text:p>
      <text:p text:style-name="P15"/>
      <text:p text:style-name="P49"><text:span text:style-name="T3">export</text:span><text:span text:style-name="T1"> factorial</text:span></text:p>
      <text:p text:style-name="P15"/>
      <text:p text:style-name="P49"><text:span text:style-name="T47">(</text:span><text:span text:style-name="T1">factorial n</text:span><text:span text:style-name="T47">)</text:span><text:span text:style-name="T1"> </text:span><text:span text:style-name="T6">:=<text:tab/><text:tab/><text:tab/><text:tab/></text:span><text:span text:style-name="T9">; </text:span><text:span text:style-name="T10">necesita agruparse </text:span></text:p>
      <text:p text:style-name="P49"><text:span text:style-name="T1"><text:tab/></text:span><text:span text:style-name="T3">let</text:span><text:span text:style-name="T1"> fac (n n acc 1)</text:span></text:p>
      <text:p text:style-name="P49"><text:span text:style-name="T1"><text:tab/><text:tab/></text:span><text:span text:style-name="T3">if<text:tab/></text:span><text:span text:style-name="T2">(</text:span><text:span text:style-name="T1">n </text:span><text:span text:style-name="T6">==</text:span><text:span text:style-name="T1"> 0</text:span><text:span text:style-name="T2">)</text:span></text:p>
      <text:p text:style-name="P15"><text:tab/><text:tab/><text:tab/>acc</text:p>
      <text:p text:style-name="P15"><text:tab/><text:tab/></text:p>
      <text:p text:style-name="P49"><text:span text:style-name="T1"><text:tab/><text:tab/><text:tab/>fac (n </text:span><text:span text:style-name="T6">–</text:span><text:span text:style-name="T1"> 1) (acc </text:span><text:span text:style-name="T6">*</text:span><text:span text:style-name="T1"> n)</text:span></text:p>
      <text:p text:style-name="P15"/>
      <text:p text:style-name="P49"><text:span text:style-name="T9">; </text:span><text:span text:style-name="T11">como se distingue fun de (fun)? Funciones sin aplicar!!</text:span></text:p>
      <text:p text:style-name="P49"><text:span text:style-name="T11">; </text:span><text:span text:style-name="T12">como se agrupan las vars de un let</text:span></text:p>
      <text:p text:style-name="P53"/>
      <text:p text:style-name="P54"><text:span text:style-name="T1">; </text:span><text:span text:style-name="T7">esto se transforma en</text:span></text:p>
      <text:p text:style-name="P18"/>
      <text:p text:style-name="P4"/>
      <text:p text:style-name="P48"/>
      <text:p text:style-name="P21">(1, 'hello) ; tuple</text:p>
      <text:p text:style-name="P21">[3, 4, 5] ; list</text:p>
      <text:p text:style-name="P22"><text:soft-page-break/>{}</text:p>
      <text:p text:style-name="P22"/>
      <text:p text:style-name="P20"><text:span text:style-name="T41">timesTwo := </text:span><text:span text:style-name="T42">\</text:span><text:span text:style-name="T18">fun</text:span><text:span text:style-name="T17"> </text:span><text:span text:style-name="T41">(x)</text:span></text:p>
      <text:p text:style-name="P20"><text:span text:style-name="T17"><text:tab/></text:span><text:span text:style-name="T41">x * 2</text:span></text:p>
      <text:p text:style-name="P48"/>
      <text:p text:style-name="P5"><text:span text:style-name="T22">Person := </text:span><text:span text:style-name="T30">\</text:span><text:span text:style-name="T15">struct</text:span></text:p>
      <text:p text:style-name="P5"><text:span text:style-name="T15"><text:tab/></text:span><text:span text:style-name="T23">name <text:tab/><text:tab/>:String</text:span></text:p>
      <text:p text:style-name="P23"><text:tab/>birth-date <text:tab/>:Int</text:p>
      <text:p text:style-name="P5"><text:span text:style-name="T23"><text:tab/></text:span><text:span text:style-name="T27">sprite<text:tab/><text:tab/>:Image</text:span></text:p>
      <text:p text:style-name="P23"/>
      <text:p text:style-name="P7"><text:span text:style-name="T24">Solid := </text:span><text:span text:style-name="T31">\</text:span><text:span text:style-name="T16">interface</text:span><text:span text:style-name="T24"> </text:span><text:span text:style-name="T25">(a)</text:span></text:p>
      <text:p text:style-name="P7"><text:span text:style-name="T24"><text:tab/>get-perimeter :Rectangle :</text:span><text:span text:style-name="T26">a</text:span></text:p>
      <text:p text:style-name="P26"/>
      <text:p text:style-name="P46"><text:span text:style-name="T41">implementation </text:span><text:span text:style-name="T27">(Solid Person)</text:span></text:p>
      <text:p text:style-name="P47"><text:span text:style-name="T27"><text:tab/>get-perimeter := </text:span><text:span text:style-name="T28">get-rect &lt;&lt; sprite</text:span></text:p>
      <text:p text:style-name="P27"/>
      <text:p text:style-name="P47"><text:span text:style-name="T29">foldr (+) 0 [0, 1, 2]</text:span><text:span text:style-name="T27"> </text:span></text:p>
      <text:p text:style-name="P23"/>
      <text:p text:style-name="P24">(define-type Person (struct</text:p>
      <text:p text:style-name="P6"><text:span text:style-name="T23"><text:tab/></text:span><text:span text:style-name="T24">(</text:span><text:span text:style-name="T23">name :String</text:span><text:span text:style-name="T24">)</text:span></text:p>
      <text:p text:style-name="P6"><text:span text:style-name="T23"><text:tab/></text:span><text:span text:style-name="T24">(</text:span><text:span text:style-name="T23">birth-date :Int</text:span><text:span text:style-name="T24">) </text:span><text:span text:style-name="T23">))</text:span></text:p>
      <text:p text:style-name="P24"/>
      <text:p text:style-name="P28">car (cdr l)</text:p>
      <text:p text:style-name="P28"/>
      <text:p text:style-name="P28">car</text:p>
      <text:p text:style-name="P28"><text:tab/>cdr l</text:p>
      <text:p text:style-name="P28"/>
      <text:p text:style-name="P28">car \cdr l</text:p>
      <text:p text:style-name="P28"/>
      <text:p text:style-name="P8"><text:span text:style-name="T32">; </text:span><text:span text:style-name="T33">translate to</text:span></text:p>
      <text:p text:style-name="P29"/>
      <text:p text:style-name="P30">(car (cdr l))</text:p>
      <text:p text:style-name="P30"/>
      <text:p text:style-name="P31">timesTwo :=</text:p>
      <text:p text:style-name="P31"><text:tab/>fun (x)</text:p>
      <text:p text:style-name="P31"><text:tab/><text:tab/>x * 2</text:p>
      <text:p text:style-name="P31"/>
      <text:p text:style-name="P31">timesTwo := (fun (x) x * 2)</text:p>
      <text:p text:style-name="P31"/>
      <text:p text:style-name="P32">timesTwo := \fun (x) x * 2</text:p>
      <text:p text:style-name="P32"/>
      <text:p text:style-name="P32">timesTwo := \fun (x) </text:p>
      <text:p text:style-name="P32"><text:tab/>x * 2</text:p>
      <text:p text:style-name="P31"/>
      <text:p text:style-name="P33">facorial n := \if x == 0 1 else n * \factorial (n – 1)</text:p>
      <text:p text:style-name="P33"/>
      <text:p text:style-name="P9"><text:span text:style-name="T34">; </text:span><text:span text:style-name="T35">ALTERNATIVE</text:span></text:p>
      <text:p text:style-name="P34"/>
      <text:p text:style-name="P10"><text:span text:style-name="T35">timesTwo := </text:span><text:span text:style-name="T20">fun</text:span><text:span text:style-name="T35"> \</text:span></text:p>
      <text:p text:style-name="P11"><text:soft-page-break/><text:span text:style-name="T35"><text:tab/></text:span><text:span text:style-name="T36">(x)</text:span></text:p>
      <text:p text:style-name="P35"><text:tab/>x * 2</text:p>
      <text:p text:style-name="P35"/>
      <text:p text:style-name="P11"><text:span text:style-name="T22">Person := </text:span><text:span text:style-name="T15">struct </text:span><text:span text:style-name="T19">\</text:span></text:p>
      <text:p text:style-name="P11"><text:span text:style-name="T15"><text:tab/></text:span><text:span text:style-name="T23">name <text:tab/><text:tab/>:String</text:span></text:p>
      <text:p text:style-name="P25"><text:tab/>birth-date <text:tab/>:Int</text:p>
      <text:p text:style-name="P11"><text:span text:style-name="T23"><text:tab/></text:span><text:span text:style-name="T27">sprite<text:tab/><text:tab/>:Image</text:span></text:p>
      <text:p text:style-name="P36"/>
      <text:p text:style-name="P37">ugly</text:p>
      <text:p text:style-name="P37"/>
      <text:p text:style-name="P37"/>
      <text:p text:style-name="P37"/>
      <text:p text:style-name="P55"><text:span text:style-name="T36">;;;; </text:span><text:span text:style-name="T37">RULES</text:span></text:p>
      <text:p text:style-name="P38"/>
      <text:p text:style-name="P40">operators + indentation rules</text:p>
      <text:p text:style-name="P38"/>
      <text:p text:style-name="P41">insertion point is **</text:p>
      <text:p text:style-name="P38"/>
      <text:p text:style-name="P12"><text:span text:style-name="T37">1. </text:span><text:span text:style-name="T38">A line with one item and no subsequent lines with greater indentation is left like that.</text:span></text:p>
      <text:p text:style-name="P42"/>
      <text:p text:style-name="P41">Examples:</text:p>
      <text:p text:style-name="P39"><text:tab/>eat</text:p>
      <text:p text:style-name="P39"><text:tab/>; becomes</text:p>
      <text:p text:style-name="P12"><text:span text:style-name="T37"><text:tab/></text:span><text:span text:style-name="T38">eat</text:span></text:p>
      <text:p text:style-name="P42"/>
      <text:p text:style-name="P41">2. A line with several items is parenthesized and an insertion point is defined for it just after the last item.</text:p>
      <text:p text:style-name="P41"><text:tab/></text:p>
      <text:p text:style-name="P41">Examples:</text:p>
      <text:p text:style-name="P41"><text:tab/>eat 1 2</text:p>
      <text:p text:style-name="P13"><text:span text:style-name="T38"><text:tab/>; </text:span><text:span text:style-name="T39">becomes </text:span></text:p>
      <text:p text:style-name="P43"><text:tab/>(eat 1 2 **)</text:p>
      <text:p text:style-name="P43"/>
      <text:p text:style-name="P44">3. A \ adds one level of parenthesis and sets the insertion point before the end of this level of parenthesis</text:p>
      <text:p text:style-name="P44"><text:tab/></text:p>
      <text:p text:style-name="P44">Examples:</text:p>
      <text:p text:style-name="P14"><text:span text:style-name="T40"><text:tab/></text:span><text:span text:style-name="T40">eat 1 \save 1 3</text:span></text:p>
      <text:p text:style-name="P44"><text:tab/>; becomes</text:p>
      <text:p text:style-name="P44"><text:tab/>(eat 1 (save 1 3 **))</text:p>
      <text:p text:style-name="P43"/>
      <text:p text:style-name="P44">3. An increase of 1 indentation level: transform and add to the insertion point of the last line of the previous indentation level.</text:p>
      <text:p text:style-name="P44"/>
      <text:p text:style-name="P45">; <text:span text:style-name="T44">examples</text:span></text:p>
      <text:p text:style-name="P59"/>
      <text:p text:style-name="P45"><text:span text:style-name="T44"><text:tab/>if<text:tab/></text:span><text:span text:style-name="T44">(i == 3 * x)</text:span></text:p>
      <text:p text:style-name="P59"><text:tab/><text:tab/>println “its the same”</text:p>
      <text:p text:style-name="P59"><text:tab/><text:tab/></text:p>
      <text:p text:style-name="P45"><text:span text:style-name="T44"><text:tab/></text:span><text:span text:style-name="T45">else</text:span><text:span text:style-name="T44"><text:tab/>(i == 9)</text:span></text:p>
      <text:p text:style-name="P45"><text:tab/><text:tab/><text:span text:style-name="T44">println “its a 9”</text:span></text:p>
      <text:p text:style-name="P45"><text:tab/></text:p>
      <text:p text:style-name="P45"><text:tab/><text:tab/><text:span text:style-name="T44">println “it is neither”</text:span></text:p>
      <text:p text:style-name="P45"/>
      <text:p text:style-name="P45"/>
      <text:p text:style-name="P45">; <text:span text:style-name="T43">otras cosas</text:span></text:p>
      <text:p text:style-name="P60"/>
      <text:p text:style-name="P61">el if else (if () …) en que hay una clausula else final (incondicional) deberia ser del tipo de cada uno de sus returns</text:p>
      <text:p text:style-name="P62"><text:span text:style-name="T43">el if else sin una clausula else final e incondicional deberia ser de </text:span><text:soft-page-break/><text:span text:style-name="T43">tipo Maybe Tipo, donde tipo es el tipo de sus returns.</text:span></text:p>
      <text:p text:style-name="P62"><text:span text:style-name="T43"/></text:p>
      <text:p text:style-name="P72"><text:span text:style-name="T43"/></text:p>
      <text:p text:style-name="P73"><text:span text:style-name="T3">module</text:span><text:span text:style-name="T1"> Example</text:span></text:p>
      <text:p text:style-name="P74"/>
      <text:p text:style-name="P73"><text:span text:style-name="T3">export</text:span><text:span text:style-name="T1"> factorial</text:span></text:p>
      <text:p text:style-name="P74"/>
      <text:p text:style-name="P76"><text:span text:style-name="T5"/></text:p>
      <text:p text:style-name="P76"><text:span text:style-name="T4">define</text:span><text:span text:style-name="T21"> </text:span><text:span text:style-name="T47">(</text:span><text:span text:style-name="T1">factorial n</text:span><text:span text:style-name="T47">)</text:span><text:span text:style-name="T6"><text:tab/><text:tab/><text:tab/><text:tab/></text:span><text:span text:style-name="T9">; </text:span><text:span text:style-name="T10">necesita agruparse </text:span></text:p>
      <text:p text:style-name="P76"><text:span text:style-name="T1"><text:tab/></text:span><text:span text:style-name="T3">let</text:span><text:span text:style-name="T1"> fac (n n acc 1)</text:span></text:p>
      <text:p text:style-name="P76"><text:span text:style-name="T1"><text:tab/><text:tab/></text:span><text:span text:style-name="T3">if<text:tab/></text:span><text:span text:style-name="T2">(</text:span><text:span text:style-name="T50">== </text:span><text:span text:style-name="T1">n 0</text:span><text:span text:style-name="T2">)</text:span></text:p>
      <text:p text:style-name="P75"><text:tab/><text:tab/><text:tab/>acc</text:p>
      <text:p text:style-name="P75"><text:tab/><text:tab/></text:p>
      <text:p text:style-name="P71"><text:span text:style-name="T1"><text:tab/><text:tab/><text:tab/>fac (</text:span><text:span text:style-name="T51">- </text:span><text:span text:style-name="T1">n 1) </text:span><text:span text:style-name="T51">\</text:span><text:span text:style-name="T1">* acc n</text:span></text:p>
      <text:p text:style-name="P71"><text:span text:style-name="T50"/></text:p>
      <text:p text:style-name="P71"><text:span text:style-name="T13"/></text:p>
      <text:p text:style-name="P63"><text:span text:style-name="T1"/></text:p>
      <text:p text:style-name="P66"><text:span text:style-name="T48">sym “module”</text:span></text:p>
      <text:p text:style-name="P66"><text:span text:style-name="T48">sym “Example”</text:span></text:p>
      <text:p text:style-name="P66"><text:span text:style-name="T48">line</text:span></text:p>
      <text:p text:style-name="P66"><text:span text:style-name="T48">line</text:span></text:p>
      <text:p text:style-name="P66"><text:span text:style-name="T48">sym “export”</text:span></text:p>
      <text:p text:style-name="P66"><text:span text:style-name="T48">sym “factorial</text:span></text:p>
      <text:p text:style-name="P66"><text:span text:style-name="T48">line</text:span></text:p>
      <text:p text:style-name="P66"><text:span text:style-name="T48">line</text:span></text:p>
      <text:p text:style-name="P67"><text:span text:style-name="T49">sym “define”</text:span></text:p>
      <text:p text:style-name="P66"><text:span text:style-name="T48">lparen</text:span></text:p>
      <text:p text:style-name="P66"><text:span text:style-name="T48">sym “factorial”</text:span></text:p>
      <text:p text:style-name="P66"><text:span text:style-name="T48">sym “n”</text:span></text:p>
      <text:p text:style-name="P66"><text:span text:style-name="T48">rparen</text:span></text:p>
      <text:p text:style-name="P68"><text:span text:style-name="T50">line</text:span></text:p>
      <text:p text:style-name="P68"><text:span text:style-name="T50">indent</text:span></text:p>
      <text:p text:style-name="P68"><text:span text:style-name="T50">sym “let”</text:span></text:p>
      <text:p text:style-name="P68"><text:span text:style-name="T50">sym “fac”</text:span></text:p>
      <text:p text:style-name="P68"><text:span text:style-name="T50">lparen</text:span></text:p>
      <text:p text:style-name="P68"><text:span text:style-name="T50">sym “n”</text:span></text:p>
      <text:p text:style-name="P68"><text:span text:style-name="T50">sym “n” </text:span></text:p>
      <text:p text:style-name="P68"><text:span text:style-name="T50">sym “acc”</text:span></text:p>
      <text:p text:style-name="P68"><text:span text:style-name="T50">num 1</text:span></text:p>
      <text:p text:style-name="P68"><text:span text:style-name="T50">rparen</text:span></text:p>
      <text:p text:style-name="P68"><text:span text:style-name="T50">line</text:span></text:p>
      <text:p text:style-name="P68"><text:span text:style-name="T50">indent</text:span></text:p>
      <text:p text:style-name="P68"><text:span text:style-name="T50">indent</text:span></text:p>
      <text:p text:style-name="P68"><text:span text:style-name="T50">sym “if”</text:span></text:p>
      <text:p text:style-name="P68"><text:span text:style-name="T50">lparen</text:span></text:p>
      <text:p text:style-name="P69"><text:span text:style-name="T51">sym “==”</text:span></text:p>
      <text:p text:style-name="P69"><text:span text:style-name="T51">sym n</text:span></text:p>
      <text:p text:style-name="P69"><text:span text:style-name="T51">num 0</text:span></text:p>
      <text:p text:style-name="P69"><text:span text:style-name="T51">rparen</text:span></text:p>
      <text:p text:style-name="P69"><text:span text:style-name="T51">line</text:span></text:p>
      <text:p text:style-name="P69"><text:span text:style-name="T51">indent</text:span></text:p>
      <text:p text:style-name="P69"><text:span text:style-name="T51">indent</text:span></text:p>
      <text:p text:style-name="P69"><text:span text:style-name="T51">indent</text:span></text:p>
      <text:p text:style-name="P69"><text:span text:style-name="T51">sym “acc”</text:span></text:p>
      <text:p text:style-name="P69"><text:span text:style-name="T51">line</text:span></text:p>
      <text:p text:style-name="P69"><text:span text:style-name="T51">line</text:span></text:p>
      <text:p text:style-name="P69"><text:span text:style-name="T51">indent</text:span></text:p>
      <text:p text:style-name="P69"><text:span text:style-name="T51">indent</text:span></text:p>
      <text:p text:style-name="P69"><text:span text:style-name="T51">indent</text:span></text:p>
      <text:p text:style-name="P69"><text:soft-page-break/><text:span text:style-name="T51">sym “fac”</text:span></text:p>
      <text:p text:style-name="P69"><text:span text:style-name="T51">lparen</text:span></text:p>
      <text:p text:style-name="P69"><text:span text:style-name="T51">sym “-”</text:span></text:p>
      <text:p text:style-name="P69"><text:span text:style-name="T51">sym “n”</text:span></text:p>
      <text:p text:style-name="P69"><text:span text:style-name="T51">num 1</text:span></text:p>
      <text:p text:style-name="P69"><text:span text:style-name="T51">rparen</text:span></text:p>
      <text:p text:style-name="P70"><text:span text:style-name="T52">backslash</text:span></text:p>
      <text:p text:style-name="P69"><text:span text:style-name="T51">sym “*”</text:span></text:p>
      <text:p text:style-name="P69"><text:span text:style-name="T51">sym “acc”</text:span></text:p>
      <text:p text:style-name="P69"><text:span text:style-name="T51">sym “n”</text:span></text:p>
      <text:p text:style-name="P69"><text:span text:style-name="T51">line</text:span></text:p>
      <text:p text:style-name="P65"><text:span text:style-name="T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6T00:00:01</meta:creation-date>
    <dc:date>2013-02-06T20:15:06</dc:date>
    <meta:editing-duration>PT5H43M52S</meta:editing-duration>
    <meta:editing-cycles>58</meta:editing-cycles>
    <meta:generator>LibreOffice/3.6$Linux_X86_64 LibreOffice_project/360m1$Build-3</meta:generator>
    <meta:document-statistic meta:table-count="0" meta:image-count="0" meta:object-count="0" meta:page-count="6" meta:paragraph-count="164" meta:word-count="583" meta:character-count="2877" meta:non-whitespace-character-count="2344"/>
  </office:meta>
</office:document-meta>
</file>